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paragraph-rsid="0008a0be"/>
    </style:style>
    <style:style style:name="P4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" style:family="text">
      <style:text-properties officeooo:rsid="0008a0be"/>
    </style:style>
  </office:automatic-styles>
  <office:body>
    <office:text>
      <text:tracked-changes>
        <text:changed-region xml:id="ct2529982231824" text:id="ct2529982231824">
          <text:insertion>
            <office:change-info>
              <dc:creator>Unknown Author</dc:creator>
              <dc:date>2023-11-25T08:35:16.916000000</dc:date>
            </office:change-info>
          </text:insertion>
        </text:changed-region>
        <text:changed-region xml:id="ct2529982233744" text:id="ct2529982233744">
          <text:deletion>
            <office:change-info>
              <dc:creator>Unknown Author</dc:creator>
              <dc:date>2023-11-25T08:35:16.916000000</dc:date>
            </office:change-info>
            <text:p text:style-name="P1">COPYRIGHT HOLDER</text:p>
          </text:deletion>
        </text:changed-region>
        <text:changed-region xml:id="ct2529988651952" text:id="ct2529988651952">
          <text:deletion>
            <office:change-info>
              <dc:creator>Unknown Author</dc:creator>
              <dc:date>2023-11-25T08:35:16.916000000</dc:date>
            </office:change-info>
            <text:p text:style-name="P3">is hereby granted, free of charge, to any person obtaining a copy of this software and associated documentation files (the “Software”), to deal in the Software without restriction, including without limitation the rights </text:p>
          </text:deletion>
        </text:changed-region>
        <text:changed-region xml:id="ct2530051421888" text:id="ct2530051421888">
          <text:deletion>
            <office:change-info>
              <dc:creator>Unknown Author</dc:creator>
              <dc:date>2023-11-25T08:35:16.916000000</dc:date>
            </office:change-info>
            <text:p text:style-name="P3">merge, publish, </text:p>
          </text:deletion>
        </text:changed-region>
        <text:changed-region xml:id="ct2529987722768" text:id="ct2529987722768">
          <text:insertion>
            <office:change-info>
              <dc:creator>Unknown Author</dc:creator>
              <dc:date>2023-11-25T08:42:34</dc:date>
            </office:change-info>
          </text:insertion>
        </text:changed-region>
        <text:changed-region xml:id="ct2530051422128" text:id="ct2530051422128">
          <text:deletion>
            <office:change-info>
              <dc:creator>Unknown Author</dc:creator>
              <dc:date>2023-11-25T08:35:16.916000000</dc:date>
            </office:change-info>
            <text:p text:style-name="P3">, sublicense, and/or sell copies of </text:p>
          </text:deletion>
        </text:changed-region>
        <text:changed-region xml:id="ct2529987720128" text:id="ct2529987720128">
          <text:insertion>
            <office:change-info>
              <dc:creator>Unknown Author</dc:creator>
              <dc:date>2023-11-25T08:42:42</dc:date>
            </office:change-info>
          </text:insertion>
        </text:changed-region>
        <text:changed-region xml:id="ct2529987711008" text:id="ct2529987711008">
          <text:deletion>
            <office:change-info>
              <dc:creator>Unknown Author</dc:creator>
              <dc:date>2023-11-25T08:35:16.916000000</dc:date>
            </office:change-info>
            <text:p text:style-name="P3"><text:span text:style-name="T2">the Software, </text:span></text:p>
          </text:deletion>
        </text:changed-region>
        <text:changed-region xml:id="ct2530044668800" text:id="ct2530044668800">
          <text:insertion>
            <office:change-info>
              <dc:creator>Unknown Author</dc:creator>
              <dc:date>2023-11-25T08:43:20</dc:date>
            </office:change-info>
          </text:insertion>
        </text:changed-region>
        <text:changed-region xml:id="ct2530044669040" text:id="ct2530044669040">
          <text:deletion>
            <office:change-info>
              <dc:creator>Unknown Author</dc:creator>
              <dc:date>2023-11-25T08:35:16.916000000</dc:date>
            </office:change-info>
            <text:p text:style-name="P3">and to permit persons to whom the Software is furnished to do so, subject to the following conditions:</text:p>
            <text:p text:style-name="P2"/>
            <text:p text:style-name="P3">T</text:p>
          </text:deletion>
        </text:changed-region>
        <text:changed-region xml:id="ct2530044665920" text:id="ct2530044665920">
          <text:insertion>
            <office:change-info>
              <dc:creator>Unknown Author</dc:creator>
              <dc:date>2023-11-25T08:43:27</dc:date>
            </office:change-info>
          </text:insertion>
        </text:changed-region>
        <text:changed-region xml:id="ct2530044665440" text:id="ct2530044665440">
          <text:insertion>
            <office:change-info>
              <dc:creator>Unknown Author</dc:creator>
              <dc:date>2023-11-25T08:43:40</dc:date>
            </office:change-info>
          </text:insertion>
        </text:changed-region>
        <text:changed-region xml:id="ct2529988650032" text:id="ct2529988650032">
          <text:deletion>
            <office:change-info>
              <dc:creator>Unknown Author</dc:creator>
              <dc:date>2023-11-25T08:35:16.916000000</dc:date>
            </office:change-info>
            <text:p text:style-name="P3"><text:span text:style-name="T2">shall be included </text:span></text:p>
          </text:deletion>
        </text:changed-region>
        <text:changed-region xml:id="ct2529982232784" text:id="ct2529982232784">
          <text:deletion>
            <office:change-info>
              <dc:creator>Unknown Author</dc:creator>
              <dc:date>2023-11-25T08:35:16.916000000</dc:date>
            </office:change-info>
            <text:p text:style-name="P3">or substantial portions of the Software</text:p>
          </text:deletion>
        </text:changed-region>
        <text:changed-region xml:id="ct2529982232544" text:id="ct2529982232544">
          <text:deletion>
            <office:change-info>
              <dc:creator>Unknown Author</dc:creator>
              <dc:date>2023-11-25T08:35:16.916000000</dc:date>
            </office:change-info>
            <text:p text:style-name="P3"/>
            <text:p text:style-name="P2"/>
            <text:p text:style-name="P3"/>
          </text:deletion>
        </text:changed-region>
        <text:changed-region xml:id="ct2530051421168" text:id="ct2530051421168">
          <text:deletion>
            <office:change-info>
              <dc:creator>Unknown Author</dc:creator>
              <dc:date>2023-11-25T08:35:16.916000000</dc:date>
            </office:change-info>
            <text:p text:style-name="P3">, WITHOUT WARRANTY OF ANY KIND, EXPRESS OR</text:p>
          </text:deletion>
        </text:changed-region>
        <text:changed-region xml:id="ct2530032256800" text:id="ct2530032256800">
          <text:insertion>
            <office:change-info>
              <dc:creator>Unknown Author</dc:creator>
              <dc:date>2023-11-25T08:45:23</dc:date>
            </office:change-info>
          </text:insertion>
        </text:changed-region>
        <text:changed-region xml:id="ct2529982232304" text:id="ct2529982232304">
          <text:deletion>
            <office:change-info>
              <dc:creator>Unknown Author</dc:creator>
              <dc:date>2023-11-25T08:35:16.916000000</dc:date>
            </office:change-info>
            <text:p text:style-name="P3">, INCLUDING BUT NOT LIMITED TO THE </text:p>
          </text:deletion>
        </text:changed-region>
        <text:changed-region xml:id="ct2530032258000" text:id="ct2530032258000">
          <text:insertion>
            <office:change-info>
              <dc:creator>Unknown Author</dc:creator>
              <dc:date>2023-11-25T08:45:46</dc:date>
            </office:change-info>
          </text:insertion>
        </text:changed-region>
        <text:changed-region xml:id="ct2529988649072" text:id="ct2529988649072">
          <text:deletion>
            <office:change-info>
              <dc:creator>Unknown Author</dc:creator>
              <dc:date>2023-11-25T08:35:16.916000000</dc:date>
            </office:change-info>
            <text:p text:style-name="P3"><text:span text:style-name="T2">,</text:span></text:p>
          </text:deletion>
        </text:changed-region>
        <text:changed-region xml:id="ct2530026436288" text:id="ct2530026436288">
          <text:deletion>
            <office:change-info>
              <dc:creator>Unknown Author</dc:creator>
              <dc:date>2023-11-25T08:35:16.916000000</dc:date>
            </office:change-info>
            <text:p text:style-name="P3">FOR A PARTICULAR PURPOSE AND NONINFRINGEMENT</text:p>
          </text:deletion>
        </text:changed-region>
        <text:changed-region xml:id="ct2530026439168" text:id="ct2530026439168">
          <text:deletion>
            <office:change-info>
              <dc:creator>Unknown Author</dc:creator>
              <dc:date>2023-11-25T08:35:16.916000000</dc:date>
            </office:change-info>
            <text:p text:style-name="P3">S OR COPYRIGHT HOLDERS </text:p>
          </text:deletion>
        </text:changed-region>
        <text:changed-region xml:id="ct2530030645536" text:id="ct2530030645536">
          <text:insertion>
            <office:change-info>
              <dc:creator>Unknown Author</dc:creator>
              <dc:date>2023-11-25T08:46:41</dc:date>
            </office:change-info>
          </text:insertion>
        </text:changed-region>
        <text:changed-region xml:id="ct2530030645056" text:id="ct2530030645056">
          <text:deletion>
            <office:change-info>
              <dc:creator>Unknown Author</dc:creator>
              <dc:date>2023-11-25T08:35:16.916000000</dc:date>
            </office:change-info>
            <text:p text:style-name="P3"><text:s/>CLAIM, DAMAGES OR OTHER LIABILITY, </text:p>
          </text:deletion>
        </text:changed-region>
        <text:changed-region xml:id="ct2530030643616" text:id="ct2530030643616">
          <text:insertion>
            <office:change-info>
              <dc:creator>Unknown Author</dc:creator>
              <dc:date>2023-11-25T08:47:44</dc:date>
            </office:change-info>
          </text:insertion>
        </text:changed-region>
        <text:changed-region xml:id="ct2530030642656" text:id="ct2530030642656">
          <text:deletion>
            <office:change-info>
              <dc:creator>Unknown Author</dc:creator>
              <dc:date>2023-11-25T08:35:16.916000000</dc:date>
            </office:change-info>
            <text:p text:style-name="P3"><text:span text:style-name="T1">TORT OR OTHERWISE, </text:span></text:p>
          </text:deletion>
        </text:changed-region>
        <text:changed-region xml:id="ct2530051421648" text:id="ct2530051421648">
          <text:deletion>
            <office:change-info>
              <dc:creator>Unknown Author</dc:creator>
              <dc:date>2023-11-25T08:35:16.916000000</dc:date>
            </office:change-info>
            <text:p text:style-name="P3"><text:s/>FROM, </text:p>
          </text:deletion>
        </text:changed-region>
        <text:changed-region xml:id="ct2530051420208" text:id="ct2530051420208">
          <text:deletion>
            <office:change-info>
              <dc:creator>Unknown Author</dc:creator>
              <dc:date>2023-11-25T08:35:16.916000000</dc:date>
            </office:change-info>
            <text:p text:style-name="P3"><text:s/></text:p>
          </text:deletion>
        </text:changed-region>
        <text:changed-region xml:id="ct2530051421408" text:id="ct2530051421408">
          <text:deletion>
            <office:change-info>
              <dc:creator>Unknown Author</dc:creator>
              <dc:date>2023-11-25T08:35:16.916000000</dc:date>
            </office:change-info>
            <text:p text:style-name="P3">THE SOFTWARE OR </text:p>
          </text:deletion>
        </text:changed-region>
        <text:changed-region xml:id="ct2530026435808" text:id="ct2530026435808">
          <text:insertion>
            <office:change-info>
              <dc:creator>Unknown Author</dc:creator>
              <dc:date>2023-11-25T08:48:13</dc:date>
            </office:change-info>
          </text:insertion>
        </text:changed-region>
        <text:changed-region xml:id="ct2530051422848" text:id="ct2530051422848">
          <text:deletion>
            <office:change-info>
              <dc:creator>Unknown Author</dc:creator>
              <dc:date>2023-11-25T08:35:16.916000000</dc:date>
            </office:change-info>
            <text:p text:style-name="P3"><text:span text:style-name="T1"><text:s/>OTHER DEALINGS IN THE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yright &lt;YEAR&gt; &lt;<text:change-start text:change-id="ct2529982231824"/>OWNER<text:change-end text:change-id="ct2529982231824"/><text:change text:change-id="ct2529982233744"/>&gt;</text:p>
      <text:p text:style-name="P3">Permission <text:change text:change-id="ct2529988651952"/>to use, copy, modify, <text:change text:change-id="ct2530051421888"/><text:change-start text:change-id="ct2529987722768"/><text:span text:style-name="T2">and/or </text:span><text:change-end text:change-id="ct2529987722768"/>distribute<text:change text:change-id="ct2530051422128"/><text:change-start text:change-id="ct2529987720128"/><text:span text:style-name="T2">this software </text:span><text:change-end text:change-id="ct2529987720128"/><text:change text:change-id="ct2529987711008"/><text:change-start text:change-id="ct2530044668800"/><text:span text:style-name="T1">for any purpose with or without fee is hereby granted, provided that </text:span><text:change-end text:change-id="ct2530044668800"/><text:change text:change-id="ct2530044669040"/><text:change-start text:change-id="ct2530044665920"/><text:span text:style-name="T2">t</text:span><text:change-end text:change-id="ct2530044665920"/>he above copyright notice and this permission notice <text:change-start text:change-id="ct2530044665440"/><text:span text:style-name="T2">appear </text:span><text:change-end text:change-id="ct2530044665440"/><text:change text:change-id="ct2529988650032"/>in all copies <text:change text:change-id="ct2529982232784"/>.<text:change text:change-id="ct2529982232544"/>THE SOFTWARE IS PROVIDED “AS IS”<text:change text:change-id="ct2530051421168"/><text:change-start text:change-id="ct2530032256800"/> <text:span text:style-name="T1">AND THE AUTHOR DISCLAIMS ALL WARRANTIES WITH REGARD TO THIS SOFTWARE INCLUDING ALL</text:span><text:change-end text:change-id="ct2530032256800"/> IMPLIED<text:change text:change-id="ct2529982232304"/>WARRANTIES OF MERCHANTABILITY<text:change-start text:change-id="ct2530032258000"/> <text:span text:style-name="T2">AND</text:span><text:change-end text:change-id="ct2530032258000"/><text:change text:change-id="ct2529988649072"/> FITNESS <text:change text:change-id="ct2530026436288"/>. IN NO EVENT SHALL THE AUTHOR<text:change text:change-id="ct2530026439168"/>BE LIABLE FOR ANY<text:change-start text:change-id="ct2530030645536"/> <text:span text:style-name="T1">SPECIAL, DIRECT, INDIRECT, OR CONSEQUENTIAL DAMAGES OR ANY DAMAGES WHATSOEVER RESULTING FROM LOSS OF USE, DATA OR PROFITS, </text:span><text:s/><text:change-end text:change-id="ct2530030645536"/><text:change text:change-id="ct2530030645056"/>WHETHER IN AN ACTION OF CONTRACT, <text:change-start text:change-id="ct2530030643616"/><text:span text:style-name="T1">NEGLIGENCE OR OTHER TORTIOUS ACTION, </text:span><text:change-end text:change-id="ct2530030643616"/><text:change text:change-id="ct2530030642656"/>ARISING<text:change text:change-id="ct2530051421648"/>OUT OF OR IN CONNECTION<text:change text:change-id="ct2530051420208"/>WITH <text:change text:change-id="ct2530051421408"/>THE USE OR<text:change-start text:change-id="ct2530026435808"/> <text:span text:style-name="T1">PERFORMANCE OF THIS </text:span><text:change-end text:change-id="ct2530026435808"/><text:change text:change-id="ct2530051422848"/>SOFTWAR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0T21:37:56.609000000</meta:creation-date>
    <dc:date>2023-11-25T08:48:40.668000000</dc:date>
    <meta:editing-duration>PT14M21S</meta:editing-duration>
    <meta:editing-cycles>3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2" meta:word-count="110" meta:character-count="716" meta:non-whitespace-character-count="607"/>
  </office:meta>
</office:document-meta>
</file>